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286cm" style:rel-column-width="2430*"/>
    </style:style>
    <style:style style:name="Таблица1.B" style:family="table-column">
      <style:table-column-properties style:column-width="14.714cm" style:rel-column-width="834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0109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Задатчик с варьируемым значением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3.521cm" svg:height="3.47cm" draw:z-index="1"><draw:image xlink:href="../images/0109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...</text:p>
            <text:p text:style-name="P2"><text:span text:style-name="T2">Примечание</text:span>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атчик с варьируемым значением</dc:title>
    <dc:date>2015-01-19T19:55:00.70</dc:date>
    <meta:generator>OpenOffice/4.1.1$Win32 OpenOffice.org_project/411m6$Build-9775</meta:generator>
    <meta:editing-duration>PT3H30M</meta:editing-duration>
    <meta:editing-cycles>80</meta:editing-cycles>
    <meta:document-statistic meta:table-count="1" meta:image-count="2" meta:object-count="0" meta:page-count="1" meta:paragraph-count="8" meta:word-count="23" meta:character-count="160"/>
  </office:meta>
</office:document-meta>
</file>